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-asian="Times New Roman1" style:font-name-complex="Times New Roman1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weight="bold" style:font-name-asian="Times New Roman1" style:font-weight-asian="bold" style:font-name-complex="Times New Roman1" style:font-weight-complex="bold"/>
    </style:style>
    <style:style style:name="T1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93cm" svg:height="0.771cm" draw:z-index="0"><draw:image xlink:href="../../odt/images/0078.png" xlink:type="simple" xlink:show="embed" xlink:actuate="onLoad"/></draw:frame></text:p>
          </table:table-cell>
          <table:table-cell table:style-name="Table1.B1" office:value-type="string">
            <text:h text:style-name="P5" text:outline-level="1">Производная с ограничением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6">C</text:span><text:span text:style-name="T7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1.769cm" svg:height="1.349cm" draw:z-index="1"><draw:image xlink:href="../../odt/images/007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9">Блок </text:span><text:span text:style-name="T10">реализует численное определение производной с ограничением модуля выходного значения, по следующей формуле:</text:span></text:p>
            <text:p text:style-name="P3"><draw:frame draw:style-name="fr3" draw:name="Объект1" text:anchor-type="as-char" svg:width="4.683cm" svg:height="1.362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на каждом временном шаге как отношение приращений динамической переменной и времени, <text:span text:style-name="T10">где</text:span><text:span text:style-name="T10"><draw:frame draw:style-name="fr3" draw:name="Object1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0"> – вектор входных сигналов,</text:span><text:span text:style-name="T10">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0">– вектор выходных сигналов.</text:span></text:p>
            <text:p text:style-name="P2"><text:span text:style-name="T8">Свойства</text:span>:</text:p>
            <text:list xml:id="list3207532969447472730" text:style-name="L1">
              <text:list-item>
                <text:p text:style-name="P4"><text:span text:style-name="T10">Начальные условия – значение выходного вектора при </text:span><text:span text:style-name="T10"><draw:frame draw:style-name="fr3" draw:name="Объект4" text:anchor-type="as-char" svg:width="1.0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4"><text:span text:style-name="T10">Максимальное значение производной – </text:span><text:span text:style-name="T10"><draw:frame draw:style-name="fr3" draw:name="Объект5" text:anchor-type="as-char" svg:width="0.55cm" svg:height="0.54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.</text:span></text:p>
              </text:list-item>
            </text:list>
            <text:p text:style-name="P2"><text:span text:style-name="T11">Примечание:</text:span><text:span text:style-name="T10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2">Мультиплексор</text:span><text:span text:style-name="T10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 с ограничением</dc:title>
    <dc:date>2014-12-01T11:09:40.74</dc:date>
    <meta:generator>OpenOffice/4.1.1$Win32 OpenOffice.org_project/411m6$Build-9775</meta:generator>
    <meta:editing-duration>PT2H5M49S</meta:editing-duration>
    <meta:editing-cycles>62</meta:editing-cycles>
    <meta:document-statistic meta:table-count="1" meta:image-count="2" meta:object-count="5" meta:page-count="1" meta:paragraph-count="13" meta:word-count="80" meta:character-count="58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[" close="]">
        <mrow>
          <mfrac>
            <mrow>
              <msub>
                <mi mathvariant="italic">du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  <mi>,</mi>
          <mi>A</mi>
        </mrow>
      </mfenced>
    </mrow>
    <annotation encoding="StarMath 5.0">y_i(t) = min left [ {du_i(t)} over {dt}, A right 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